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2" style:family="paragraph" style:parent-style-name="No_20_Spacing">
      <style:paragraph-properties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P5" style:family="paragraph" style:parent-style-name="No_20_Spacing">
      <style:text-properties style:font-name="Calibri" fo:font-size="10pt" officeooo:rsid="0011c230" style:font-size-asian="10pt" style:font-name-complex="Calibri1" style:font-size-complex="10pt"/>
    </style:style>
    <style:style style:name="P6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7" style:family="paragraph" style:parent-style-name="No_20_Spacing" style:list-style-name="WWNum8">
      <style:text-properties fo:font-size="10pt" style:font-size-asian="10pt" style:font-size-complex="10pt"/>
    </style:style>
    <style:style style:name="P8" style:family="paragraph" style:parent-style-name="No_20_Spacing" style:list-style-name="WWNum8">
      <style:text-properties style:font-name="Calibri" fo:font-size="10pt" style:font-size-asian="10pt" style:font-name-complex="Calibri1" style:font-size-complex="10pt"/>
    </style:style>
    <style:style style:name="P9" style:family="paragraph" style:parent-style-name="No_20_Spacing" style:list-style-name="WWNum9">
      <style:text-properties style:font-name="Calibri" fo:font-size="10pt" style:font-size-asian="10pt" style:font-name-complex="Calibri1" style:font-size-complex="10pt"/>
    </style:style>
    <style:style style:name="P10" style:family="paragraph" style:parent-style-name="No_20_Spacing" style:list-style-name="WWNum9">
      <style:text-properties style:font-name="Calibri" fo:font-size="10pt" officeooo:paragraph-rsid="000f3e9a" style:font-size-asian="10pt" style:font-name-complex="Calibri1" style:font-size-complex="10pt"/>
    </style:style>
    <style:style style:name="P11" style:family="paragraph" style:parent-style-name="No_20_Spacing" style:list-style-name="WWNum9">
      <style:text-properties style:font-name="Calibri" fo:font-size="10pt" officeooo:rsid="000a509b" officeooo:paragraph-rsid="000a509b" style:font-size-asian="10pt" style:font-name-complex="Calibri1" style:font-size-complex="10pt"/>
    </style:style>
    <style:style style:name="P12" style:family="paragraph" style:parent-style-name="No_20_Spacing" style:list-style-name="WWNum9">
      <style:text-properties fo:font-size="10pt" style:font-size-asian="10pt" style:font-size-complex="10pt"/>
    </style:style>
    <style:style style:name="P13" style:family="paragraph" style:parent-style-name="No_20_Spacing" style:list-style-name="WWNum9">
      <style:text-properties fo:font-size="10pt" officeooo:paragraph-rsid="0011d7a2" style:font-size-asian="10pt" style:font-size-complex="10pt"/>
    </style:style>
    <style:style style:name="P14" style:family="paragraph" style:parent-style-name="No_20_Spacing" style:list-style-name="WWNum9">
      <style:text-properties style:font-name="Calibri" fo:font-size="10pt" officeooo:rsid="000f3e9a" officeooo:paragraph-rsid="0011d7a2" style:font-size-asian="10pt" style:font-name-complex="Calibri1" style:font-size-complex="10pt"/>
    </style:style>
    <style:style style:name="P15" style:family="paragraph" style:parent-style-name="No_20_Spacing">
      <style:text-properties fo:font-size="10pt" officeooo:paragraph-rsid="0007cc6e" style:font-size-asian="10pt" style:font-size-complex="10pt"/>
    </style:style>
    <style:style style:name="P16" style:family="paragraph" style:parent-style-name="No_20_Spacing">
      <style:text-properties style:font-name="Calibri" fo:font-size="10pt" fo:font-weight="bold" officeooo:paragraph-rsid="0007cc6e" style:font-size-asian="10pt" style:font-weight-asian="bold" style:font-name-complex="Calibri1" style:font-size-complex="10pt" style:font-weight-complex="bold"/>
    </style:style>
    <style:style style:name="P17" style:family="paragraph" style:parent-style-name="No_20_Spacing" style:list-style-name="WWNum1">
      <style:text-properties style:font-name="Calibri" fo:font-size="10pt" officeooo:paragraph-rsid="0007cc6e" style:font-size-asian="10pt" style:font-name-complex="Calibri1" style:font-size-complex="10pt"/>
    </style:style>
    <style:style style:name="P18" style:family="paragraph" style:parent-style-name="No_20_Spacing" style:list-style-name="WWNum1">
      <style:text-properties fo:font-size="10pt" officeooo:paragraph-rsid="0007cc6e" style:font-size-asian="10pt" style:font-size-complex="10pt"/>
    </style:style>
    <style:style style:name="P19" style:family="paragraph" style:parent-style-name="No_20_Spacing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20" style:family="paragraph" style:parent-style-name="No_20_Spacing">
      <style:text-properties fo:font-size="10pt" style:font-size-asian="10pt" style:font-size-complex="10pt"/>
    </style:style>
    <style:style style:name="P21" style:family="paragraph" style:parent-style-name="No_20_Spacing" style:list-style-name="WWNum2">
      <style:text-properties style:font-name="Calibri" fo:font-size="10pt" style:font-size-asian="10pt" style:font-name-complex="Calibri1" style:font-size-complex="10pt"/>
    </style:style>
    <style:style style:name="P22" style:family="paragraph" style:parent-style-name="No_20_Spacing" style:list-style-name="WWNum2">
      <style:text-properties style:font-name="Calibri" fo:font-size="10pt" officeooo:rsid="000e03c7" style:font-size-asian="10pt" style:font-name-complex="Calibri1" style:font-size-complex="10pt"/>
    </style:style>
    <style:style style:name="P23" style:family="paragraph" style:parent-style-name="No_20_Spacing" style:list-style-name="WWNum2">
      <style:text-properties fo:font-size="10pt" style:font-size-asian="10pt" style:font-size-complex="10pt"/>
    </style:style>
    <style:style style:name="P24" style:family="paragraph" style:parent-style-name="No_20_Spacing">
      <style:text-properties fo:font-size="10pt" officeooo:paragraph-rsid="000e03c7" style:font-size-asian="10pt" style:font-size-complex="10pt"/>
    </style:style>
    <style:style style:name="P25" style:family="paragraph" style:parent-style-name="No_20_Spacing" style:list-style-name="WWNum5">
      <style:text-properties style:font-name="Calibri" fo:font-size="10pt" officeooo:paragraph-rsid="000e03c7" style:font-size-asian="10pt" style:font-name-complex="Calibri1" style:font-size-complex="10pt"/>
    </style:style>
    <style:style style:name="P26" style:family="paragraph" style:parent-style-name="No_20_Spacing" style:list-style-name="WWNum7">
      <style:text-properties style:font-name="Calibri" fo:font-size="10pt" style:font-size-asian="10pt" style:font-name-complex="Calibri1" style:font-size-complex="10pt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1063a9" style:font-name-complex="Calibri1"/>
    </style:style>
    <style:style style:name="T4" style:family="text">
      <style:text-properties officeooo:rsid="0015674f"/>
    </style:style>
    <style:style style:name="T5" style:family="text">
      <style:text-properties style:font-name="Calibri" officeooo:rsid="000a509b" style:font-name-complex="Calibri1"/>
    </style:style>
    <style:style style:name="T6" style:family="text">
      <style:text-properties style:font-name="Calibri" officeooo:rsid="000f3e9a" style:font-name-complex="Calibri1"/>
    </style:style>
    <style:style style:name="T7" style:family="text">
      <style:text-properties style:font-name="Calibri" fo:font-weight="bold" style:font-weight-asian="bold" style:font-name-complex="Calibri1" style:font-weight-complex="bold"/>
    </style:style>
    <style:style style:name="T8" style:family="text">
      <style:text-properties style:font-name="Calibri" fo:font-weight="bold" fo:background-color="#ffffff" loext:char-shading-value="0" style:font-weight-asian="bold" style:font-name-complex="Segoe UI" style:font-weight-complex="bold"/>
    </style:style>
    <style:style style:name="T9" style:family="text">
      <style:text-properties style:font-name="Calibri" fo:font-weight="bold" officeooo:rsid="0011c230" style:font-weight-asian="bold" style:font-name-complex="Calibri1" style:font-weight-complex="bold"/>
    </style:style>
    <style:style style:name="T10" style:family="text">
      <style:text-properties style:font-name="Calibri" officeooo:rsid="000e03c7" style:font-name-complex="Calibri1"/>
    </style:style>
    <style:style style:name="T11" style:family="text">
      <style:text-properties style:font-name="Calibri" fo:font-weight="bold" officeooo:rsid="000e03c7" style:font-weight-asian="bold" style:font-name-complex="Calibri1" style:font-weight-complex="bold"/>
    </style:style>
    <style:style style:name="T12" style:family="text">
      <style:text-properties officeooo:rsid="0012c478"/>
    </style:style>
    <style:style style:name="T13" style:family="text">
      <style:text-properties style:font-name="Calibri" fo:font-weight="bold" officeooo:rsid="0004d2b7" style:font-weight-asian="bold" style:font-name-complex="Calibri1" style:font-weight-complex="bold"/>
    </style:style>
    <style:style style:name="T14" style:family="text">
      <style:text-properties style:font-name="Calibri" officeooo:rsid="001f7726" style:font-name-complex="Calibri1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Richards</text:p>
      <text:p text:style-name="P2">Technical Support / Help Desk</text:p>
      <text:p text:style-name="P3"><text:span text:style-name="T1">702-937-8395| </text:span><text:a xlink:type="simple" xlink:href="mailto:richardsjamesw@gmail.com" text:style-name="Internet_20_link" text:visited-style-name="Visited_20_Internet_20_Link"><text:span text:style-name="Internet_20_link"><text:span text:style-name="T1">richardsjamesw@gmail.com</text:span></text:span></text:a><text:span text:style-name="T1"> |Las Vegas, NV 89169</text:span></text:p>
      <text:p text:style-name="P3"><text:span text:style-name="T1">LinkedIn - </text:span><text:a xlink:type="simple" xlink:href="https://www.linkedin.com/in/jamesrichards1982" text:style-name="Internet_20_link" text:visited-style-name="Visited_20_Internet_20_Link"><text:span text:style-name="Internet_20_link"><text:span text:style-name="T1">https://www.linkedin.com/in/jamesrichards1982</text:span></text:span></text:a><text:span text:style-name="T1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1">https://jwrichards1982.github.io/portfolio</text:span></text:span></text:a></text:p>
      <text:p text:style-name="P4"><text:s/>SUMMARY<text:tab/><text:tab/><text:tab/><text:tab/><text:tab/><text:tab/><text:tab/><text:tab/><text:tab/><text:tab/><text:tab/><text:tab/><text:tab/></text:p>
      <text:p text:style-name="P5">Experienced technical Support Representative with 20+ years of experience resolving customer inquiries and providing technical solutions and teaching opportunities. Skilled in troubleshooting hardware and software issues.</text:p>
      <text:p text:style-name="P6"/>
      <text:p text:style-name="P4">CERTIFICATIONS<text:tab/><text:tab/><text:tab/><text:tab/><text:tab/><text:tab/><text:tab/><text:tab/><text:tab/><text:tab/><text:tab/><text:tab/></text:p>
      <text:list text:style-name="WWNum8">
        <text:list-item>
          <text:p text:style-name="P7"><text:span text:style-name="T2">CompTIA A+ lifetime (2001), C.E. </text:span><text:span text:style-name="T3">(</text:span><text:span text:style-name="T2">2014 - </text:span><text:span text:style-name="T3">ongoing)</text:span></text:p>
        </text:list-item>
        <text:list-item>
          <text:p text:style-name="P8">Microsoft Office User Specialist (M.O.U.S.) certificate. (2000), <text:span text:style-name="T4">Now Microsoft Office Specialist (MO.S.)</text:span></text:p>
        </text:list-item>
        <text:list-item>
          <text:p text:style-name="P8">Business Office Technology vocation certificate. (2000)</text:p>
        </text:list-item>
      </text:list>
      <text:p text:style-name="P6"/>
      <text:p text:style-name="P4">SKILLS<text:tab/><text:tab/><text:tab/><text:tab/><text:tab/><text:tab/><text:tab/><text:tab/><text:tab/><text:tab/><text:tab/><text:tab/><text:tab/><text:tab/></text:p>
      <text:section text:style-name="Sect1" text:name="TextSection">
        <text:list text:style-name="WWNum9">
          <text:list-item>
            <text:p text:style-name="P9">Computer Support</text:p>
          </text:list-item>
          <text:list-item>
            <text:p text:style-name="P9">Technical / Customer Support</text:p>
          </text:list-item>
          <text:list-item>
            <text:p text:style-name="P10">Active Listening</text:p>
          </text:list-item>
          <text:list-item>
            <text:p text:style-name="P10">Analytical and Critical Thinking<text:tab/></text:p>
          </text:list-item>
          <text:list-item>
            <text:p text:style-name="P9">Active Directory</text:p>
          </text:list-item>
          <text:list-item>
            <text:p text:style-name="P9">ServiceNow</text:p>
          </text:list-item>
          <text:list-item>
            <text:p text:style-name="P11">C++, Java, HTML/CSS</text:p>
          </text:list-item>
          <text:list-item>
            <text:p text:style-name="P12"><text:span text:style-name="T2">Switches / </text:span><text:span text:style-name="T5">routers</text:span></text:p>
          </text:list-item>
          <text:list-item>
            <text:p text:style-name="P13"><text:span text:style-name="T2">Microsoft Office </text:span><text:span text:style-name="T6">(Word,Excel,</text:span></text:p>
            <text:p text:style-name="P14">PowerPoint,Access)</text:p>
          </text:list-item>
          <text:list-item>
            <text:p text:style-name="P10">Windows XP – 11</text:p>
          </text:list-item>
          <text:list-item>
            <text:p text:style-name="P10">Linux / MacOS</text:p>
          </text:list-item>
        </text:list>
      </text:section>
      <text:section text:style-name="Sect2" text:name="Section1">
        <text:p text:style-name="P6"/>
        <text:p text:style-name="P4">WORK HISTORY<text:tab/><text:tab/><text:tab/><text:tab/><text:tab/><text:tab/><text:tab/><text:tab/><text:tab/><text:tab/><text:tab/><text:tab/><text:tab/></text:p>
        <text:p text:style-name="P15"><text:span text:style-name="T7">DXC Technology,</text:span><text:span text:style-name="T8"> Las Vegas, NV</text:span><text:span text:style-name="T7"> (contract complete)<text:tab/><text:tab/><text:tab/>Jul 2023 - Jan 2024</text:span></text:p>
        <text:p text:style-name="P16">Help Desk Analyst </text:p>
        <text:list text:style-name="WWNum1">
          <text:list-item>
            <text:p text:style-name="P17">First line general Help Desk support for DoD contractor Raytheon and Pratt &amp; Whitney. </text:p>
          </text:list-item>
          <text:list-item>
            <text:p text:style-name="P17">Managed and maintained user accounts on Active Directory and Office 365.</text:p>
          </text:list-item>
          <text:list-item>
            <text:p text:style-name="P17">Proper handling of escalations and access requests.</text:p>
            <text:p text:style-name="P18"/>
          </text:list-item>
        </text:list>
        <text:p text:style-name="P19">Robert Half International, Las Vegas, NV (contract complete)<text:tab/><text:tab/>Nov 2021 – Oct 2022</text:p>
        <text:p text:style-name="P20"><text:span text:style-name="T7">Help Desk </text:span><text:span text:style-name="T9">Analyst</text:span></text:p>
        <text:list text:style-name="WWNum2">
          <text:list-item>
            <text:p text:style-name="P21">General help desk support for various clients and needs</text:p>
          </text:list-item>
          <text:list-item>
            <text:p text:style-name="P22">New user credential management, general access issues to various tools and programs</text:p>
          </text:list-item>
          <text:list-item>
            <text:p text:style-name="P23"><text:span text:style-name="T10">Consistently received positive reviews and praise from both client and their customers</text:span><text:span text:style-name="T2">.</text:span></text:p>
          </text:list-item>
        </text:list>
        <text:p text:style-name="P6"/>
        <text:p text:style-name="P24"><text:span text:style-name="T7">IPGARD, Las Vegas, NV<text:tab/><text:tab/><text:tab/><text:tab/><text:tab/><text:tab/><text:tab/></text:span><text:span text:style-name="T11">Feb </text:span><text:span text:style-name="T7">2020 – Jun 202</text:span><text:span text:style-name="T11">0</text:span></text:p>
        <text:p text:style-name="P24"><text:span text:style-name="T9">IT</text:span><text:span text:style-name="T7"> Support </text:span><text:span text:style-name="T9">Manager</text:span></text:p>
        <text:list text:style-name="WWNum5">
          <text:list-item>
            <text:p text:style-name="P25">Helped gain NIAP certification for all products and network security.</text:p>
          </text:list-item>
          <text:list-item>
            <text:p text:style-name="P25">Completed inventory of all equipment in the building and developed a complete SOP of IT operations.</text:p>
          </text:list-item>
          <text:list-item>
            <text:p text:style-name="P25">Made the IT Department useful and efficient in bolstering the compan<text:span text:style-name="T12">y’</text:span>s objectives and prosperity.</text:p>
          </text:list-item>
        </text:list>
        <text:p text:style-name="P6"/>
        <text:p text:style-name="P20"><text:span text:style-name="T7">DTT / DTiQ, Las Vegas, N</text:span><text:span text:style-name="T13">V<text:tab/><text:tab/><text:tab/><text:tab/><text:tab/><text:tab/><text:tab/></text:span><text:span text:style-name="T7">Jul 2013 – Apr 2019</text:span></text:p>
        <text:p text:style-name="P19">Technical Support Representative</text:p>
        <text:list text:style-name="WWNum7">
          <text:list-item>
            <text:p text:style-name="P26">Provided technical and customer support for DTiQ clients and businesses with POS integrated video.</text:p>
          </text:list-item>
          <text:list-item>
            <text:p text:style-name="P26">Increased successful Loss Prevention for clients, handling sensitive documentation and video/audio evidence.</text:p>
          </text:list-item>
          <text:list-item>
            <text:p text:style-name="P26">Resolved remote connectivity and hardware problems with various third-party switches, routers, and devices.</text:p>
          </text:list-item>
        </text:list>
        <text:p text:style-name="P6"/>
        <text:p text:style-name="P4">EDUCATION<text:tab/><text:tab/><text:tab/><text:tab/><text:tab/><text:tab/><text:tab/><text:tab/><text:tab/><text:tab/><text:tab/><text:tab/><text:tab/></text:p>
        <text:p text:style-name="P6">High Tech Institute - Phoenix, Arizona</text:p>
        <text:p text:style-name="P20"><text:span text:style-name="T2">Associate/degree: Information Technology (</text:span><text:span text:style-name="T6">Aug 200</text:span><text:span text:style-name="T14">1</text:span><text:span text:style-name="T6"> – </text:span><text:span text:style-name="T14">December 2003</text:span><text:span text:style-name="T2">)</text:span></text:p>
        <text:p text:style-name="P20"><text:span text:style-name="T2"/></text:p>
        <text:p text:style-name="P6">Roswell Job Corps – Eastern New Mexico University Roswell, New Mexico</text:p>
        <text:p text:style-name="P20"><text:span text:style-name="T2">High School Diploma </text:span><text:span text:style-name="T6">(Sep 2001 – Sep 2001)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6:00</meta:creation-date>
    <meta:initial-creator>Jitender Singh</meta:initial-creator>
    <dc:language>en-US</dc:language>
    <dc:date>2025-04-23T11:10:26.470438013</dc:date>
    <meta:editing-cycles>25</meta:editing-cycles>
    <meta:editing-duration>PT8H32M51S</meta:editing-duration>
    <meta:generator>LibreOffice/24.8.6.2$Linux_X86_64 LibreOffice_project/480$Build-2</meta:generator>
    <meta:document-statistic meta:table-count="0" meta:image-count="0" meta:object-count="0" meta:page-count="1" meta:paragraph-count="50" meta:word-count="365" meta:character-count="2586" meta:non-whitespace-character-count="2206"/>
    <meta:user-defined meta:name="AppVersion">15.0000</meta:user-defined>
    <meta:template xlink:type="simple" xlink:actuate="onRequest" xlink:title="Normal" xlink:href=""/>
  </office:meta>
</office:document-meta>
</file>